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5cdd" style:font-style-asian="normal" style:font-style-complex="normal"/>
    </style:style>
    <style:style style:name="T24" style:family="text">
      <style:text-properties fo:font-style="normal" officeooo:rsid="03ecf1bc" style:font-style-asian="normal" style:font-style-complex="normal"/>
    </style:style>
    <style:style style:name="T25" style:family="text">
      <style:text-properties fo:font-style="normal" officeooo:rsid="03ee9c9a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063a409"/>
    </style:style>
    <style:style style:name="T34" style:family="text">
      <style:text-properties officeooo:rsid="034a2232"/>
    </style:style>
    <style:style style:name="T35" style:family="text">
      <style:text-properties officeooo:rsid="0387836c"/>
    </style:style>
    <style:style style:name="T36" style:family="text">
      <style:text-properties officeooo:rsid="03b4652d"/>
    </style:style>
    <style:style style:name="T37" style:family="text">
      <style:text-properties officeooo:rsid="03e46f2c"/>
    </style:style>
    <style:style style:name="T38" style:family="text">
      <style:text-properties officeooo:rsid="023d18e5"/>
    </style:style>
    <style:style style:name="T39" style:family="text">
      <style:text-properties officeooo:rsid="00836784"/>
    </style:style>
    <style:style style:name="T40" style:family="text">
      <style:text-properties officeooo:rsid="036e9576"/>
    </style:style>
    <style:style style:name="T41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6">Esser-</text:span>Skala, 201<text:span text:style-name="T37">9</text:span></text:p>
      <text:p text:style-name="P17"/>
      <text:p text:style-name="P17"/>
      <text:p text:style-name="P12">© 201<text:span text:style-name="T37">9</text:span> by Wolfgang <text:span text:style-name="T36">Esser-</text:span>Skala. This edition is licensed under the<text:span text:style-name="T34"><text:line-break/></text:span>Creative Commons Attribution<text:span text:style-name="T28">-NonCommercial-ShareAlike</text:span> 4.0 International License.<text:span text:style-name="T34"><text:line-break/></text:span>To view a copy of this license, visit http://creativecommons.org/licenses/by<text:span text:style-name="T29">-nc-sa</text:span>/4.0/.</text:p>
      <text:p text:style-name="P11"/>
      <text:p text:style-name="P13">Music engraving by LilyPond 2.18.0 (http://www.lilypond.org).<text:span text:style-name="T27"><text:line-break/>Front matter</text:span> typeset with EB Garamond (http://www.georgduffner.at/ebgaramond).</text:p>
      <text:p text:style-name="P17"/>
      <text:p text:style-name="P10">First <text:span text:style-name="T30">version</text:span>, <text:span text:style-name="T37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37">30</text:span>).</text:p>
      <text:p text:style-name="P3"/>
      <text:p text:style-name="P4">In general, this edition closely follows the <text:span text:style-name="T35">manuscript</text:span>. Any changes <text:span text:style-name="T2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5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1">Abbreviations: A, alto; B, bass;<text:span text:style-name="T38"> Ms, manuscript; o</text:span>rg, basses and organ; <text:span text:style-name="T38">r, rest;</text:span> S,<text:span text:style-name="T41"> </text:span>soprano; T<text:span text:style-name="T39">, </text:span>tenor; <text:span text:style-name="T40">vl</text:span>, violin;<text:span text:style-name="T40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4">68</text:span><text:span text:style-name="T22"><text:tab/>A<text:tab/>grace note missing in Ms</text:span></text:p>
      <text:p text:style-name="P25"><text:span text:style-name="T22">76<text:tab/>A<text:tab/>grace note missing in Ms</text:span><text:span text:style-name="T25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dixit-dominus-BurG-II-18)</text:span>. Your help will be greatly appreciated.</text:p>
      <text:p text:style-name="P8"/>
      <text:p text:style-name="P8"/>
      <text:p text:style-name="P8"><text:span text:style-name="T5">Salzburg, </text:span><text:span text:style-name="T14">January 2019</text:span><text:line-break/>Wolfgang <text:span text:style-name="T36">Esser-</text:span>Skala</text:p>
      <text:p text:style-name="P23"><text:span text:style-name="T34"><text:line-break/></text:span>C O N T E N T S</text:p>
      <text:p text:style-name="P15"/>
      <text:p text:style-name="P14"/>
      <text:p text:style-name="P9"/>
      <text:p text:style-name="P16">1<text:tab/><text:span text:style-name="T37">Dixit Dominus</text:span><text:tab/><text:span text:style-name="T37">1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9T20:17:37.174188413</dc:date>
    <dc:creator>Wolfgang Skala</dc:creator>
    <meta:editing-duration>P10DT16H43M42S</meta:editing-duration>
    <meta:editing-cycles>925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22" meta:character-count="2089" meta:non-whitespace-character-count="1759"/>
  </office:meta>
</office:document-meta>
</file>